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K=p+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Jex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1112329180512" calcext:value-type="float">
            <text:p>0.1112329181</text:p>
          </table:table-cell>
          <table:table-cell office:value-type="float" office:value="0.0194352179062" calcext:value-type="float">
            <text:p>0.0194352179</text:p>
          </table:table-cell>
          <table:table-cell office:value-type="float" office:value="0.3426790419116" calcext:value-type="float">
            <text:p>0.3426790419</text:p>
          </table:table-cell>
          <table:table-cell office:value-type="float" office:value="3.7493823351498" calcext:value-type="float">
            <text:p>3.7493823351</text:p>
          </table:table-cell>
          <table:table-cell office:value-type="float" office:value="3.4067032932382" calcext:value-type="float">
            <text:p>3.4067032932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953766669476997" calcext:value-type="float">
            <text:p>-0.9537666695</text:p>
          </table:table-cell>
          <table:table-cell table:formula="of:=LOG([.G2];10)" office:value-type="float" office:value="-1.71141058572838" calcext:value-type="float">
            <text:p>-1.7114105857</text:p>
          </table:table-cell>
          <table:table-cell table:formula="of:=LOG([.H2];10)" office:value-type="float" office:value="-0.465112456003381" calcext:value-type="float">
            <text:p>-0.46511245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58137810747" calcext:value-type="float">
            <text:p>0.0458137811</text:p>
          </table:table-cell>
          <table:table-cell office:value-type="float" office:value="0.0079298893372" calcext:value-type="float">
            <text:p>0.0079298893</text:p>
          </table:table-cell>
          <table:table-cell office:value-type="float" office:value="0.1386175327812" calcext:value-type="float">
            <text:p>0.1386175328</text:p>
          </table:table-cell>
          <table:table-cell office:value-type="float" office:value="3.7509738867042" calcext:value-type="float">
            <text:p>3.7509738867</text:p>
          </table:table-cell>
          <table:table-cell office:value-type="float" office:value="3.612356353923" calcext:value-type="float">
            <text:p>3.6123563539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33900386382065" calcext:value-type="float">
            <text:p>-1.3390038638</text:p>
          </table:table-cell>
          <table:table-cell table:formula="of:=LOG([.G3];10)" office:value-type="float" office:value="-2.10073287328501" calcext:value-type="float">
            <text:p>-2.1007328733</text:p>
          </table:table-cell>
          <table:table-cell table:formula="of:=LOG([.H3];10)" office:value-type="float" office:value="-0.858181835319008" calcext:value-type="float">
            <text:p>-0.8581818353</text:p>
          </table:table-cell>
          <table:table-cell table:formula="of:=([.L3]-[.L2])/([.K3]-[.K2])" office:value-type="float" office:value="3.0834087553932" calcext:value-type="float">
            <text:p>3.08</text:p>
          </table:table-cell>
          <table:table-cell table:formula="of:=([.M3]-[.M2])/([.K3]-[.K2])" office:value-type="float" office:value="3.11610552601771" calcext:value-type="float">
            <text:p>3.12</text:p>
          </table:table-cell>
          <table:table-cell table:formula="of:=([.N3]-[.N2])/([.K3]-[.K2])" office:value-type="float" office:value="3.14609695910516" calcext:value-type="float">
            <text:p>3.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26362810557" calcext:value-type="float">
            <text:p>0.0126362811</text:p>
          </table:table-cell>
          <table:table-cell office:value-type="float" office:value="0.0020893343706" calcext:value-type="float">
            <text:p>0.0020893344</text:p>
          </table:table-cell>
          <table:table-cell office:value-type="float" office:value="0.0362708470601" calcext:value-type="float">
            <text:p>0.0362708471</text:p>
          </table:table-cell>
          <table:table-cell office:value-type="float" office:value="3.7515734889119" calcext:value-type="float">
            <text:p>3.7515734889</text:p>
          </table:table-cell>
          <table:table-cell office:value-type="float" office:value="3.7153026418518" calcext:value-type="float">
            <text:p>3.7153026419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89838072309752" calcext:value-type="float">
            <text:p>-1.8983807231</text:p>
          </table:table-cell>
          <table:table-cell table:formula="of:=LOG([.G4];10)" office:value-type="float" office:value="-2.67999205131411" calcext:value-type="float">
            <text:p>-2.6799920513</text:p>
          </table:table-cell>
          <table:table-cell table:formula="of:=LOG([.H4];10)" office:value-type="float" office:value="-1.4404423018987" calcext:value-type="float">
            <text:p>-1.4404423019</text:p>
          </table:table-cell>
          <table:table-cell table:formula="of:=([.L4]-[.L3])/([.K4]-[.K3])" office:value-type="float" office:value="3.17663047150116" calcext:value-type="float">
            <text:p>3.18</text:p>
          </table:table-cell>
          <table:table-cell table:formula="of:=([.M4]-[.M3])/([.K4]-[.K3])" office:value-type="float" office:value="3.28953964631771" calcext:value-type="float">
            <text:p>3.29</text:p>
          </table:table-cell>
          <table:table-cell table:formula="of:=([.N4]-[.N3])/([.K4]-[.K3])" office:value-type="float" office:value="3.30658358459563" calcext:value-type="float">
            <text:p>3.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50490176765" calcext:value-type="float">
            <text:p>0.0050490177</text:p>
          </table:table-cell>
          <table:table-cell office:value-type="float" office:value="0.0007834958482" calcext:value-type="float">
            <text:p>0.0007834958</text:p>
          </table:table-cell>
          <table:table-cell office:value-type="float" office:value="0.0135644795169" calcext:value-type="float">
            <text:p>0.0135644795</text:p>
          </table:table-cell>
          <table:table-cell office:value-type="float" office:value="3.751675235116" calcext:value-type="float">
            <text:p>3.7516752351</text:p>
          </table:table-cell>
          <table:table-cell office:value-type="float" office:value="3.7381107555991" calcext:value-type="float">
            <text:p>3.7381107556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2.29679310884641" calcext:value-type="float">
            <text:p>-2.2967931088</text:p>
          </table:table-cell>
          <table:table-cell table:formula="of:=LOG([.G5];10)" office:value-type="float" office:value="-3.10596330054652" calcext:value-type="float">
            <text:p>-3.1059633005</text:p>
          </table:table-cell>
          <table:table-cell table:formula="of:=LOG([.H5];10)" office:value-type="float" office:value="-1.86759686591086" calcext:value-type="float">
            <text:p>-1.8675968659</text:p>
          </table:table-cell>
          <table:table-cell table:formula="of:=([.L5]-[.L4])/([.K5]-[.K4])" office:value-type="float" office:value="3.18886196995522" calcext:value-type="float">
            <text:p>3.19</text:p>
          </table:table-cell>
          <table:table-cell table:formula="of:=([.M5]-[.M4])/([.K5]-[.K4])" office:value-type="float" office:value="3.4094409851698" calcext:value-type="float">
            <text:p>3.41</text:p>
          </table:table-cell>
          <table:table-cell table:formula="of:=([.N5]-[.N4])/([.K5]-[.K4])" office:value-type="float" office:value="3.41891214529079" calcext:value-type="float">
            <text:p>3.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4138997677" calcext:value-type="float">
            <text:p>0.0014138998</text:p>
          </table:table-cell>
          <table:table-cell office:value-type="float" office:value="0.0001889865901" calcext:value-type="float">
            <text:p>0.0001889866</text:p>
          </table:table-cell>
          <table:table-cell office:value-type="float" office:value="0.0032651331327" calcext:value-type="float">
            <text:p>0.0032651331</text:p>
          </table:table-cell>
          <table:table-cell office:value-type="float" office:value="3.7517131576512" calcext:value-type="float">
            <text:p>3.7517131577</text:p>
          </table:table-cell>
          <table:table-cell office:value-type="float" office:value="3.7484480245185" calcext:value-type="float">
            <text:p>3.7484480245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2.84958137687413" calcext:value-type="float">
            <text:p>-2.8495813769</text:p>
          </table:table-cell>
          <table:table-cell table:formula="of:=LOG([.G6];10)" office:value-type="float" office:value="-3.7235690109177" calcext:value-type="float">
            <text:p>-3.7235690109</text:p>
          </table:table-cell>
          <table:table-cell table:formula="of:=LOG([.H6];10)" office:value-type="float" office:value="-2.48609910608318" calcext:value-type="float">
            <text:p>-2.4860991061</text:p>
          </table:table-cell>
          <table:table-cell table:formula="of:=([.L6]-[.L5])/([.K6]-[.K5])" office:value-type="float" office:value="3.13921469460448" calcext:value-type="float">
            <text:p>3.14</text:p>
          </table:table-cell>
          <table:table-cell table:formula="of:=([.M6]-[.M5])/([.K6]-[.K5])" office:value-type="float" office:value="3.50730475591719" calcext:value-type="float">
            <text:p>3.51</text:p>
          </table:table-cell>
          <table:table-cell table:formula="of:=([.N6]-[.N5])/([.K6]-[.K5])" office:value-type="float" office:value="3.51239603532497" calcext:value-type="float">
            <text:p>3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5865824058" calcext:value-type="float">
            <text:p>0.0005865824</text:p>
          </table:table-cell>
          <table:table-cell office:value-type="float" office:value="0.0000671608605" calcext:value-type="float">
            <text:p>6.71608605E-005</text:p>
          </table:table-cell>
          <table:table-cell office:value-type="float" office:value="0.0011595013332" calcext:value-type="float">
            <text:p>0.0011595013</text:p>
          </table:table-cell>
          <table:table-cell office:value-type="float" office:value="3.7517195521058" calcext:value-type="float">
            <text:p>3.7517195521</text:p>
          </table:table-cell>
          <table:table-cell office:value-type="float" office:value="3.7505600507725" calcext:value-type="float">
            <text:p>3.7505600508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3.23167096757191" calcext:value-type="float">
            <text:p>-3.2316709676</text:p>
          </table:table-cell>
          <table:table-cell table:formula="of:=LOG([.G7];10)" office:value-type="float" office:value="-4.17288374809075" calcext:value-type="float">
            <text:p>-4.1728837481</text:p>
          </table:table-cell>
          <table:table-cell table:formula="of:=LOG([.H7];10)" office:value-type="float" office:value="-2.9357287476719" calcext:value-type="float">
            <text:p>-2.9357287477</text:p>
          </table:table-cell>
          <table:table-cell table:formula="of:=([.L7]-[.L6])/([.K7]-[.K6])" office:value-type="float" office:value="3.05821557892155" calcext:value-type="float">
            <text:p>3.06</text:p>
          </table:table-cell>
          <table:table-cell table:formula="of:=([.M7]-[.M6])/([.K7]-[.K6])" office:value-type="float" office:value="3.59628046017235" calcext:value-type="float">
            <text:p>3.60</text:p>
          </table:table-cell>
          <table:table-cell table:formula="of:=([.N7]-[.N6])/([.K7]-[.K6])" office:value-type="float" office:value="3.59880093079839" calcext:value-type="float">
            <text:p>3.6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95166668725" calcext:value-type="float">
            <text:p>0.0095166669</text:p>
          </table:table-cell>
          <table:table-cell office:value-type="float" office:value="0.001078707477" calcext:value-type="float">
            <text:p>0.0010787075</text:p>
          </table:table-cell>
          <table:table-cell office:value-type="float" office:value="0.0207492167987" calcext:value-type="float">
            <text:p>0.0207492168</text:p>
          </table:table-cell>
          <table:table-cell office:value-type="float" office:value="3.7515801069875" calcext:value-type="float">
            <text:p>3.751580107</text:p>
          </table:table-cell>
          <table:table-cell office:value-type="float" office:value="3.7308308901888" calcext:value-type="float">
            <text:p>3.7308308902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2.02151513274456" calcext:value-type="float">
            <text:p>-2.0215151327</text:p>
          </table:table-cell>
          <table:table-cell table:formula="of:=LOG([.G9];10)" office:value-type="float" office:value="-2.9670963109692" calcext:value-type="float">
            <text:p>-2.967096311</text:p>
          </table:table-cell>
          <table:table-cell table:formula="of:=LOG([.H9];10)" office:value-type="float" office:value="-1.68299829155055" calcext:value-type="float">
            <text:p>-1.68299829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6537617104" calcext:value-type="float">
            <text:p>0.0036537617</text:p>
          </table:table-cell>
          <table:table-cell office:value-type="float" office:value="0.0002995115345" calcext:value-type="float">
            <text:p>0.0002995115</text:p>
          </table:table-cell>
          <table:table-cell office:value-type="float" office:value="0.0059526210923" calcext:value-type="float">
            <text:p>0.0059526211</text:p>
          </table:table-cell>
          <table:table-cell office:value-type="float" office:value="3.7516944063032" calcext:value-type="float">
            <text:p>3.7516944063</text:p>
          </table:table-cell>
          <table:table-cell office:value-type="float" office:value="3.7457417852109" calcext:value-type="float">
            <text:p>3.7457417852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43725977970732" calcext:value-type="float">
            <text:p>-2.4372597797</text:p>
          </table:table-cell>
          <table:table-cell table:formula="of:=LOG([.G10];10)" office:value-type="float" office:value="-3.52358644782144" calcext:value-type="float">
            <text:p>-3.5235864478</text:p>
          </table:table-cell>
          <table:table-cell table:formula="of:=LOG([.H10];10)" office:value-type="float" office:value="-2.22529176111707" calcext:value-type="float">
            <text:p>-2.2252917611</text:p>
          </table:table-cell>
          <table:table-cell table:formula="of:=([.L10]-[.L9])/([.K10]-[.K9])" office:value-type="float" office:value="3.5202969403337" calcext:value-type="float">
            <text:p>3.52</text:p>
          </table:table-cell>
          <table:table-cell table:formula="of:=([.M10]-[.M9])/([.K10]-[.K9])" office:value-type="float" office:value="4.71205231480058" calcext:value-type="float">
            <text:p>4.71</text:p>
          </table:table-cell>
          <table:table-cell table:formula="of:=([.N10]-[.N9])/([.K10]-[.K9])" office:value-type="float" office:value="4.59184274680263" calcext:value-type="float">
            <text:p>4.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415105422" calcext:value-type="float">
            <text:p>0.0009415105</text:p>
          </table:table-cell>
          <table:table-cell office:value-type="float" office:value="0.0000382874663" calcext:value-type="float">
            <text:p>3.82874663E-005</text:p>
          </table:table-cell>
          <table:table-cell office:value-type="float" office:value="0.0008609035105" calcext:value-type="float">
            <text:p>0.0008609035</text:p>
          </table:table-cell>
          <table:table-cell office:value-type="float" office:value="3.7517202522128" calcext:value-type="float">
            <text:p>3.7517202522</text:p>
          </table:table-cell>
          <table:table-cell office:value-type="float" office:value="3.7508593487023" calcext:value-type="float">
            <text:p>3.7508593487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3.02617481277567" calcext:value-type="float">
            <text:p>-3.0261748128</text:p>
          </table:table-cell>
          <table:table-cell table:formula="of:=LOG([.G11];10)" office:value-type="float" office:value="-4.41694337244408" calcext:value-type="float">
            <text:p>-4.4169433724</text:p>
          </table:table-cell>
          <table:table-cell table:formula="of:=LOG([.H11];10)" office:value-type="float" office:value="-3.06504552125907" calcext:value-type="float">
            <text:p>-3.0650455213</text:p>
          </table:table-cell>
          <table:table-cell table:formula="of:=([.L11]-[.L10])/([.K11]-[.K10])" office:value-type="float" office:value="3.2193343485616" calcext:value-type="float">
            <text:p>3.22</text:p>
          </table:table-cell>
          <table:table-cell table:formula="of:=([.M11]-[.M10])/([.K11]-[.K10])" office:value-type="float" office:value="4.88358162293549" calcext:value-type="float">
            <text:p>4.88</text:p>
          </table:table-cell>
          <table:table-cell table:formula="of:=([.N11]-[.N10])/([.K11]-[.K10])" office:value-type="float" office:value="4.59055716454286" calcext:value-type="float">
            <text:p>4.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3732467762" calcext:value-type="float">
            <text:p>0.0003732468</text:p>
          </table:table-cell>
          <table:table-cell office:value-type="float" office:value="0.0000086501221" calcext:value-type="float">
            <text:p>8.6501221E-006</text:p>
          </table:table-cell>
          <table:table-cell office:value-type="float" office:value="0.000226405527" calcext:value-type="float">
            <text:p>0.0002264055</text:p>
          </table:table-cell>
          <table:table-cell office:value-type="float" office:value="3.7517221293728" calcext:value-type="float">
            <text:p>3.7517221294</text:p>
          </table:table-cell>
          <table:table-cell office:value-type="float" office:value="3.7514957238458" calcext:value-type="float">
            <text:p>3.7514957238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3.42800393466683" calcext:value-type="float">
            <text:p>-3.4280039347</text:p>
          </table:table-cell>
          <table:table-cell table:formula="of:=LOG([.G12];10)" office:value-type="float" office:value="-5.06297776224825" calcext:value-type="float">
            <text:p>-5.0629777622</text:p>
          </table:table-cell>
          <table:table-cell table:formula="of:=LOG([.H12];10)" office:value-type="float" office:value="-3.64511297537996" calcext:value-type="float">
            <text:p>-3.6451129754</text:p>
          </table:table-cell>
          <table:table-cell table:formula="of:=([.L12]-[.L11])/([.K12]-[.K11])" office:value-type="float" office:value="3.13149852202731" calcext:value-type="float">
            <text:p>3.13</text:p>
          </table:table-cell>
          <table:table-cell table:formula="of:=([.M12]-[.M11])/([.K12]-[.K11])" office:value-type="float" office:value="5.03461702160687" calcext:value-type="float">
            <text:p>5.03</text:p>
          </table:table-cell>
          <table:table-cell table:formula="of:=([.N12]-[.N11])/([.K12]-[.K11])" office:value-type="float" office:value="4.52052943974458" calcext:value-type="float">
            <text:p>4.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062597454" calcext:value-type="float">
            <text:p>0.0001062597</text:p>
          </table:table-cell>
          <table:table-cell office:value-type="float" office:value="0.000001118782" calcext:value-type="float">
            <text:p>1.118782E-006</text:p>
          </table:table-cell>
          <table:table-cell office:value-type="float" office:value="0.0000393450151" calcext:value-type="float">
            <text:p>0.000039345</text:p>
          </table:table-cell>
          <table:table-cell office:value-type="float" office:value="3.751722479211" calcext:value-type="float">
            <text:p>3.7517224792</text:p>
          </table:table-cell>
          <table:table-cell office:value-type="float" office:value="3.7516831341959" calcext:value-type="float">
            <text:p>3.7516831342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97363122900136" calcext:value-type="float">
            <text:p>-3.973631229</text:p>
          </table:table-cell>
          <table:table-cell table:formula="of:=LOG([.G13];10)" office:value-type="float" office:value="-5.95125452957577" calcext:value-type="float">
            <text:p>-5.9512545296</text:p>
          </table:table-cell>
          <table:table-cell table:formula="of:=LOG([.H13];10)" office:value-type="float" office:value="-4.40511028367852" calcext:value-type="float">
            <text:p>-4.4051102837</text:p>
          </table:table-cell>
          <table:table-cell table:formula="of:=([.L13]-[.L12])/([.K13]-[.K12])" office:value-type="float" office:value="3.15918300855768" calcext:value-type="float">
            <text:p>3.16</text:p>
          </table:table-cell>
          <table:table-cell table:formula="of:=([.M13]-[.M12])/([.K13]-[.K12])" office:value-type="float" office:value="5.14312406907765" calcext:value-type="float">
            <text:p>5.14</text:p>
          </table:table-cell>
          <table:table-cell table:formula="of:=([.N13]-[.N12])/([.K13]-[.K12])" office:value-type="float" office:value="4.40038577222336" calcext:value-type="float">
            <text:p>4.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429837775" calcext:value-type="float">
            <text:p>4.29837775E-005</text:p>
          </table:table-cell>
          <table:table-cell office:value-type="float" office:value="0.0000002573432" calcext:value-type="float">
            <text:p>2.573432E-007</text:p>
          </table:table-cell>
          <table:table-cell office:value-type="float" office:value="0.0000116933927" calcext:value-type="float">
            <text:p>1.16933927E-005</text:p>
          </table:table-cell>
          <table:table-cell office:value-type="float" office:value="3.7517225082463" calcext:value-type="float">
            <text:p>3.7517225082</text:p>
          </table:table-cell>
          <table:table-cell office:value-type="float" office:value="3.7517108148536" calcext:value-type="float">
            <text:p>3.7517108149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4.36669542050311" calcext:value-type="float">
            <text:p>-4.3666954205</text:p>
          </table:table-cell>
          <table:table-cell table:formula="of:=LOG([.G14];10)" office:value-type="float" office:value="-6.58948730299762" calcext:value-type="float">
            <text:p>-6.589487303</text:p>
          </table:table-cell>
          <table:table-cell table:formula="of:=LOG([.H14];10)" office:value-type="float" office:value="-4.93205946513253" calcext:value-type="float">
            <text:p>-4.9320594651</text:p>
          </table:table-cell>
          <table:table-cell table:formula="of:=([.L14]-[.L13])/([.K14]-[.K13])" office:value-type="float" office:value="3.18944770309141" calcext:value-type="float">
            <text:p>3.19</text:p>
          </table:table-cell>
          <table:table-cell table:formula="of:=([.M14]-[.M13])/([.K14]-[.K13])" office:value-type="float" office:value="5.17882345234925" calcext:value-type="float">
            <text:p>5.18</text:p>
          </table:table-cell>
          <table:table-cell table:formula="of:=([.N14]-[.N13])/([.K14]-[.K13])" office:value-type="float" office:value="4.27583303890681" calcext:value-type="float">
            <text:p>4.2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14885163906" calcext:value-type="float">
            <text:p>0.0014885164</text:p>
          </table:table-cell>
          <table:table-cell office:value-type="float" office:value="0.0000433332498" calcext:value-type="float">
            <text:p>4.33332498E-005</text:p>
          </table:table-cell>
          <table:table-cell office:value-type="float" office:value="0.0010553091157" calcext:value-type="float">
            <text:p>0.0010553091</text:p>
          </table:table-cell>
          <table:table-cell office:value-type="float" office:value="3.7517151614918" calcext:value-type="float">
            <text:p>3.7517151615</text:p>
          </table:table-cell>
          <table:table-cell office:value-type="float" office:value="3.7506598523761" calcext:value-type="float">
            <text:p>3.7506598524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82724637881508" calcext:value-type="float">
            <text:p>-2.8272463788</text:p>
          </table:table-cell>
          <table:table-cell table:formula="of:=LOG([.G16];10)" office:value-type="float" office:value="-4.36317873959976" calcext:value-type="float">
            <text:p>-4.3631787396</text:p>
          </table:table-cell>
          <table:table-cell table:formula="of:=LOG([.H16];10)" office:value-type="float" office:value="-2.97662031043325" calcext:value-type="float">
            <text:p>-2.97662031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4062039699" calcext:value-type="float">
            <text:p>0.000406204</text:p>
          </table:table-cell>
          <table:table-cell office:value-type="float" office:value="0.0000045607662" calcext:value-type="float">
            <text:p>4.5607662E-006</text:p>
          </table:table-cell>
          <table:table-cell office:value-type="float" office:value="0.0001300856219" calcext:value-type="float">
            <text:p>0.0001300856</text:p>
          </table:table-cell>
          <table:table-cell office:value-type="float" office:value="3.7517217479981" calcext:value-type="float">
            <text:p>3.751721748</text:p>
          </table:table-cell>
          <table:table-cell office:value-type="float" office:value="3.7515916623762" calcext:value-type="float">
            <text:p>3.7515916624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3.39125583647715" calcext:value-type="float">
            <text:p>-3.3912558365</text:p>
          </table:table-cell>
          <table:table-cell table:formula="of:=LOG([.G17];10)" office:value-type="float" office:value="-5.3409621905638" calcext:value-type="float">
            <text:p>-5.3409621906</text:p>
          </table:table-cell>
          <table:table-cell table:formula="of:=LOG([.H17];10)" office:value-type="float" office:value="-3.88577070247426" calcext:value-type="float">
            <text:p>-3.8857707025</text:p>
          </table:table-cell>
          <table:table-cell table:formula="of:=([.L17]-[.L16])/([.K17]-[.K16])" office:value-type="float" office:value="4.51428814614526" calcext:value-type="float">
            <text:p>4.51</text:p>
          </table:table-cell>
          <table:table-cell table:formula="of:=([.M17]-[.M16])/([.K17]-[.K16])" office:value-type="float" office:value="7.82610323678044" calcext:value-type="float">
            <text:p>7.83</text:p>
          </table:table-cell>
          <table:table-cell table:formula="of:=([.N17]-[.N16])/([.K17]-[.K16])" office:value-type="float" office:value="7.27676953302627" calcext:value-type="float">
            <text:p>7.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651618096" calcext:value-type="float">
            <text:p>6.51618096E-005</text:p>
          </table:table-cell>
          <table:table-cell office:value-type="float" office:value="0.0000001123689" calcext:value-type="float">
            <text:p>1.123689E-007</text:p>
          </table:table-cell>
          <table:table-cell office:value-type="float" office:value="0.0000066612966" calcext:value-type="float">
            <text:p>6.6612966E-006</text:p>
          </table:table-cell>
          <table:table-cell office:value-type="float" office:value="3.7517224840162" calcext:value-type="float">
            <text:p>3.751722484</text:p>
          </table:table-cell>
          <table:table-cell office:value-type="float" office:value="3.7517158227196" calcext:value-type="float">
            <text:p>3.7517158227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4.18600686346141" calcext:value-type="float">
            <text:p>-4.1860068635</text:p>
          </table:table-cell>
          <table:table-cell table:formula="of:=LOG([.G18];10)" office:value-type="float" office:value="-6.9493538705045" calcext:value-type="float">
            <text:p>-6.9493538705</text:p>
          </table:table-cell>
          <table:table-cell table:formula="of:=LOG([.H18];10)" office:value-type="float" office:value="-5.1764412285747" calcext:value-type="float">
            <text:p>-5.1764412286</text:p>
          </table:table-cell>
          <table:table-cell table:formula="of:=([.L18]-[.L17])/([.K18]-[.K17])" office:value-type="float" office:value="4.51329061563031" calcext:value-type="float">
            <text:p>4.51</text:p>
          </table:table-cell>
          <table:table-cell table:formula="of:=([.M18]-[.M17])/([.K18]-[.K17])" office:value-type="float" office:value="9.13385302926823" calcext:value-type="float">
            <text:p>9.13</text:p>
          </table:table-cell>
          <table:table-cell table:formula="of:=([.N18]-[.N17])/([.K18]-[.K17])" office:value-type="float" office:value="7.32955476059437" calcext:value-type="float">
            <text:p>7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176034296" calcext:value-type="float">
            <text:p>1.76034296E-005</text:p>
          </table:table-cell>
          <table:table-cell office:value-type="float" office:value="0.0000000019029" calcext:value-type="float">
            <text:p>1.9029E-009</text:p>
          </table:table-cell>
          <table:table-cell office:value-type="float" office:value="0.0000008070484" calcext:value-type="float">
            <text:p>0.000000807</text:p>
          </table:table-cell>
          <table:table-cell office:value-type="float" office:value="3.7517225116205" calcext:value-type="float">
            <text:p>3.7517225116</text:p>
          </table:table-cell>
          <table:table-cell office:value-type="float" office:value="3.7517217045721" calcext:value-type="float">
            <text:p>3.7517217046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4.75440271222826" calcext:value-type="float">
            <text:p>-4.7544027122</text:p>
          </table:table-cell>
          <table:table-cell table:formula="of:=LOG([.G19];10)" office:value-type="float" office:value="-8.72058403388287" calcext:value-type="float">
            <text:p>-8.7205840339</text:p>
          </table:table-cell>
          <table:table-cell table:formula="of:=LOG([.H19];10)" office:value-type="float" office:value="-6.09310041915325" calcext:value-type="float">
            <text:p>-6.0931004192</text:p>
          </table:table-cell>
          <table:table-cell table:formula="of:=([.L19]-[.L18])/([.K19]-[.K18])" office:value-type="float" office:value="4.54939648175351" calcext:value-type="float">
            <text:p>4.55</text:p>
          </table:table-cell>
          <table:table-cell table:formula="of:=([.M19]-[.M18])/([.K19]-[.K18])" office:value-type="float" office:value="14.1767894525117" calcext:value-type="float">
            <text:p>14.18</text:p>
          </table:table-cell>
          <table:table-cell table:formula="of:=([.N19]-[.N18])/([.K19]-[.K18])" office:value-type="float" office:value="7.33686937656659" calcext:value-type="float">
            <text:p>7.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2723325" calcext:value-type="float">
            <text:p>2.723325E-006</text:p>
          </table:table-cell>
          <table:table-cell office:value-type="float" office:value="0.0000000013193" calcext:value-type="float">
            <text:p>1.3193E-009</text:p>
          </table:table-cell>
          <table:table-cell office:value-type="float" office:value="0.0000000408996" calcext:value-type="float">
            <text:p>4.08996E-008</text:p>
          </table:table-cell>
          <table:table-cell office:value-type="float" office:value="3.7517225146001" calcext:value-type="float">
            <text:p>3.7517225146</text:p>
          </table:table-cell>
          <table:table-cell office:value-type="float" office:value="3.7517224737005" calcext:value-type="float">
            <text:p>3.7517224737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5.56490052711976" calcext:value-type="float">
            <text:p>-5.5649005271</text:p>
          </table:table-cell>
          <table:table-cell table:formula="of:=LOG([.G20];10)" office:value-type="float" office:value="-8.87965643756198" calcext:value-type="float">
            <text:p>-8.8796564376</text:p>
          </table:table-cell>
          <table:table-cell table:formula="of:=LOG([.H20];10)" office:value-type="float" office:value="-7.38828093939222" calcext:value-type="float">
            <text:p>-7.3882809394</text:p>
          </table:table-cell>
          <table:table-cell table:formula="of:=([.L20]-[.L19])/([.K20]-[.K19])" office:value-type="float" office:value="4.60271463345277" calcext:value-type="float">
            <text:p>4.60</text:p>
          </table:table-cell>
          <table:table-cell table:formula="of:=([.M20]-[.M19])/([.K20]-[.K19])" office:value-type="float" office:value="0.903352071702152" calcext:value-type="float">
            <text:p>0.90</text:p>
          </table:table-cell>
          <table:table-cell table:formula="of:=([.N20]-[.N19])/([.K20]-[.K19])" office:value-type="float" office:value="7.35516644701246" calcext:value-type="float">
            <text:p>7.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07115657" calcext:value-type="float">
            <text:p>7.115657E-007</text:p>
          </table:table-cell>
          <table:table-cell office:value-type="float" office:value="0.0000000002459" calcext:value-type="float">
            <text:p>2.459E-010</text:p>
          </table:table-cell>
          <table:table-cell office:value-type="float" office:value="0.0000000048153" calcext:value-type="float">
            <text:p>4.8153E-009</text:p>
          </table:table-cell>
          <table:table-cell office:value-type="float" office:value="3.7517225147094" calcext:value-type="float">
            <text:p>3.7517225147</text:p>
          </table:table-cell>
          <table:table-cell office:value-type="float" office:value="3.7517225098942" calcext:value-type="float">
            <text:p>3.7517225099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6.14778499462374" calcext:value-type="float">
            <text:p>-6.1477849946</text:p>
          </table:table-cell>
          <table:table-cell table:formula="of:=LOG([.G21];10)" office:value-type="float" office:value="-9.60924147126128" calcext:value-type="float">
            <text:p>-9.6092414713</text:p>
          </table:table-cell>
          <table:table-cell table:formula="of:=LOG([.H21];10)" office:value-type="float" office:value="-8.31737665053614" calcext:value-type="float">
            <text:p>-8.3173766505</text:p>
          </table:table-cell>
          <table:table-cell table:formula="of:=([.L21]-[.L20])/([.K21]-[.K20])" office:value-type="float" office:value="4.66536226746365" calcext:value-type="float">
            <text:p>4.67</text:p>
          </table:table-cell>
          <table:table-cell table:formula="of:=([.M21]-[.M20])/([.K21]-[.K20])" office:value-type="float" office:value="5.83954227104831" calcext:value-type="float">
            <text:p>5.84</text:p>
          </table:table-cell>
          <table:table-cell table:formula="of:=([.N21]-[.N20])/([.K21]-[.K20])" office:value-type="float" office:value="7.43641032706638" calcext:value-type="float">
            <text:p>7.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4360316689" calcext:value-type="float">
            <text:p>0.0004360317</text:p>
          </table:table-cell>
          <table:table-cell office:value-type="float" office:value="0.0000044449872" calcext:value-type="float">
            <text:p>0.000004445</text:p>
          </table:table-cell>
          <table:table-cell office:value-type="float" office:value="0.0000850885943" calcext:value-type="float">
            <text:p>8.50885943E-005</text:p>
          </table:table-cell>
          <table:table-cell office:value-type="float" office:value="3.7517214524322" calcext:value-type="float">
            <text:p>3.7517214524</text:p>
          </table:table-cell>
          <table:table-cell office:value-type="float" office:value="3.7516363638379" calcext:value-type="float">
            <text:p>3.7516363638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3.36048196685746" calcext:value-type="float">
            <text:p>-3.3604819669</text:p>
          </table:table-cell>
          <table:table-cell table:formula="of:=LOG([.G23];10)" office:value-type="float" office:value="-5.35212948530735" calcext:value-type="float">
            <text:p>-5.3521294853</text:p>
          </table:table-cell>
          <table:table-cell table:formula="of:=LOG([.H23];10)" office:value-type="float" office:value="-4.07012865101469" calcext:value-type="float">
            <text:p>-4.07012865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151253128" calcext:value-type="float">
            <text:p>0.0001151253</text:p>
          </table:table-cell>
          <table:table-cell office:value-type="float" office:value="0.0000006403566" calcext:value-type="float">
            <text:p>6.403566E-007</text:p>
          </table:table-cell>
          <table:table-cell office:value-type="float" office:value="0.0000062260319" calcext:value-type="float">
            <text:p>0.000006226</text:p>
          </table:table-cell>
          <table:table-cell office:value-type="float" office:value="3.7517224553871" calcext:value-type="float">
            <text:p>3.7517224554</text:p>
          </table:table-cell>
          <table:table-cell office:value-type="float" office:value="3.7517162293552" calcext:value-type="float">
            <text:p>3.7517162294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93882917679831" calcext:value-type="float">
            <text:p>-3.9388291768</text:p>
          </table:table-cell>
          <table:table-cell table:formula="of:=LOG([.G24];10)" office:value-type="float" office:value="-6.19357810994952" calcext:value-type="float">
            <text:p>-6.1935781099</text:p>
          </table:table-cell>
          <table:table-cell table:formula="of:=LOG([.H24];10)" office:value-type="float" office:value="-5.20578865847546" calcext:value-type="float">
            <text:p>-5.2057886585</text:p>
          </table:table-cell>
          <table:table-cell table:formula="of:=([.L24]-[.L23])/([.K24]-[.K23])" office:value-type="float" office:value="4.62904640824153" calcext:value-type="float">
            <text:p>4.63</text:p>
          </table:table-cell>
          <table:table-cell table:formula="of:=([.M24]-[.M23])/([.K24]-[.K23])" office:value-type="float" office:value="6.73488981474983" calcext:value-type="float">
            <text:p>6.73</text:p>
          </table:table-cell>
          <table:table-cell table:formula="of:=([.N24]-[.N23])/([.K24]-[.K23])" office:value-type="float" office:value="9.08973500374878" calcext:value-type="float">
            <text:p>9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05338614" calcext:value-type="float">
            <text:p>1.05338614E-005</text:p>
          </table:table-cell>
          <table:table-cell office:value-type="float" office:value="0.0000000427647" calcext:value-type="float">
            <text:p>4.27647E-008</text:p>
          </table:table-cell>
          <table:table-cell office:value-type="float" office:value="0.0000000690775" calcext:value-type="float">
            <text:p>6.90775E-008</text:p>
          </table:table-cell>
          <table:table-cell office:value-type="float" office:value="3.7517225143605" calcext:value-type="float">
            <text:p>3.7517225144</text:p>
          </table:table-cell>
          <table:table-cell office:value-type="float" office:value="3.7517225834381" calcext:value-type="float">
            <text:p>3.7517225834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97741240020022" calcext:value-type="float">
            <text:p>-4.9774124002</text:p>
          </table:table-cell>
          <table:table-cell table:formula="of:=LOG([.G25];10)" office:value-type="float" office:value="-7.36891457025713" calcext:value-type="float">
            <text:p>-7.3689145703</text:p>
          </table:table-cell>
          <table:table-cell table:formula="of:=LOG([.H25];10)" office:value-type="float" office:value="-7.16066338847359" calcext:value-type="float">
            <text:p>-7.1606633885</text:p>
          </table:table-cell>
          <table:table-cell table:formula="of:=([.L25]-[.L24])/([.K25]-[.K24])" office:value-type="float" office:value="4.68149234644713" calcext:value-type="float">
            <text:p>4.68</text:p>
          </table:table-cell>
          <table:table-cell table:formula="of:=([.M25]-[.M24])/([.K25]-[.K24])" office:value-type="float" office:value="5.29791789377005" calcext:value-type="float">
            <text:p>5.30</text:p>
          </table:table-cell>
          <table:table-cell table:formula="of:=([.N25]-[.N24])/([.K25]-[.K24])" office:value-type="float" office:value="8.81174554001791" calcext:value-type="float">
            <text:p>8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35949044" calcext:value-type="float">
            <text:p>3.5949044E-006</text:p>
          </table:table-cell>
          <table:table-cell office:value-type="float" office:value="0.0000000137459" calcext:value-type="float">
            <text:p>1.37459E-008</text:p>
          </table:table-cell>
          <table:table-cell office:value-type="float" office:value="0.0000000408532" calcext:value-type="float">
            <text:p>4.08532E-008</text:p>
          </table:table-cell>
          <table:table-cell office:value-type="float" office:value="3.751722514682" calcext:value-type="float">
            <text:p>3.7517225147</text:p>
          </table:table-cell>
          <table:table-cell office:value-type="float" office:value="3.7517225555353" calcext:value-type="float">
            <text:p>3.7517225555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44431265440614" calcext:value-type="float">
            <text:p>-5.4443126544</text:p>
          </table:table-cell>
          <table:table-cell table:formula="of:=LOG([.G26];10)" office:value-type="float" office:value="-7.86182681986288" calcext:value-type="float">
            <text:p>-7.8618268199</text:p>
          </table:table-cell>
          <table:table-cell table:formula="of:=LOG([.H26];10)" office:value-type="float" office:value="-7.38877391984363" calcext:value-type="float">
            <text:p>-7.3887739198</text:p>
          </table:table-cell>
          <table:table-cell table:formula="of:=([.L26]-[.L25])/([.K26]-[.K25])" office:value-type="float" office:value="4.81787422902424" calcext:value-type="float">
            <text:p>4.82</text:p>
          </table:table-cell>
          <table:table-cell table:formula="of:=([.M26]-[.M25])/([.K26]-[.K25])" office:value-type="float" office:value="5.08628813789105" calcext:value-type="float">
            <text:p>5.09</text:p>
          </table:table-cell>
          <table:table-cell table:formula="of:=([.N26]-[.N25])/([.K26]-[.K25])" office:value-type="float" office:value="2.35383862089748" calcext:value-type="float">
            <text:p>2.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3948781" calcext:value-type="float">
            <text:p>3.948781E-007</text:p>
          </table:table-cell>
          <table:table-cell office:value-type="float" office:value="0.00000000116" calcext:value-type="float">
            <text:p>1.16E-009</text:p>
          </table:table-cell>
          <table:table-cell office:value-type="float" office:value="0.0000000043185" calcext:value-type="float">
            <text:p>4.3185E-009</text:p>
          </table:table-cell>
          <table:table-cell office:value-type="float" office:value="3.7517225147196" calcext:value-type="float">
            <text:p>3.7517225147</text:p>
          </table:table-cell>
          <table:table-cell office:value-type="float" office:value="3.7517225190381" calcext:value-type="float">
            <text:p>3.751722519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40353695163416" calcext:value-type="float">
            <text:p>-6.4035369516</text:p>
          </table:table-cell>
          <table:table-cell table:formula="of:=LOG([.G27];10)" office:value-type="float" office:value="-8.93554201077308" calcext:value-type="float">
            <text:p>-8.9355420108</text:p>
          </table:table-cell>
          <table:table-cell table:formula="of:=LOG([.H27];10)" office:value-type="float" office:value="-8.36466707606624" calcext:value-type="float">
            <text:p>-8.3646670761</text:p>
          </table:table-cell>
          <table:table-cell table:formula="of:=([.L27]-[.L26])/([.K27]-[.K26])" office:value-type="float" office:value="4.96686753214782" calcext:value-type="float">
            <text:p>4.97</text:p>
          </table:table-cell>
          <table:table-cell table:formula="of:=([.M27]-[.M26])/([.K27]-[.K26])" office:value-type="float" office:value="5.55970187151969" calcext:value-type="float">
            <text:p>5.56</text:p>
          </table:table-cell>
          <table:table-cell table:formula="of:=([.N27]-[.N26])/([.K27]-[.K26])" office:value-type="float" office:value="5.05317895563593" calcext:value-type="float">
            <text:p>5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004737" calcext:value-type="float">
            <text:p>1.004737E-007</text:p>
          </table:table-cell>
          <table:table-cell office:value-type="float" office:value="0.000000000219" calcext:value-type="float">
            <text:p>2.19E-010</text:p>
          </table:table-cell>
          <table:table-cell office:value-type="float" office:value="0.0000000008398" calcext:value-type="float">
            <text:p>8.398E-010</text:p>
          </table:table-cell>
          <table:table-cell office:value-type="float" office:value="3.7517225147205" calcext:value-type="float">
            <text:p>3.7517225147</text:p>
          </table:table-cell>
          <table:table-cell office:value-type="float" office:value="3.7517225155604" calcext:value-type="float">
            <text:p>3.7517225156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99794760430964" calcext:value-type="float">
            <text:p>-6.9979476043</text:p>
          </table:table-cell>
          <table:table-cell table:formula="of:=LOG([.G28];10)" office:value-type="float" office:value="-9.65955588515988" calcext:value-type="float">
            <text:p>-9.6595558852</text:p>
          </table:table-cell>
          <table:table-cell table:formula="of:=LOG([.H28];10)" office:value-type="float" office:value="-9.07582412969808" calcext:value-type="float">
            <text:p>-9.0758241297</text:p>
          </table:table-cell>
          <table:table-cell table:formula="of:=([.L28]-[.L27])/([.K28]-[.K27])" office:value-type="float" office:value="5.10199347072346" calcext:value-type="float">
            <text:p>5.10</text:p>
          </table:table-cell>
          <table:table-cell table:formula="of:=([.M28]-[.M27])/([.K28]-[.K27])" office:value-type="float" office:value="6.21441429962282" calcext:value-type="float">
            <text:p>6.21</text:p>
          </table:table-cell>
          <table:table-cell table:formula="of:=([.N28]-[.N27])/([.K28]-[.K27])" office:value-type="float" office:value="6.10406059843863" calcext:value-type="float">
            <text:p>6.1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028095939" calcext:value-type="float">
            <text:p>0.0001028096</text:p>
          </table:table-cell>
          <table:table-cell office:value-type="float" office:value="0.0000005390671" calcext:value-type="float">
            <text:p>5.390671E-007</text:p>
          </table:table-cell>
          <table:table-cell office:value-type="float" office:value="0.0000004281081" calcext:value-type="float">
            <text:p>4.281081E-007</text:p>
          </table:table-cell>
          <table:table-cell office:value-type="float" office:value="3.7517224883974" calcext:value-type="float">
            <text:p>3.7517224884</text:p>
          </table:table-cell>
          <table:table-cell office:value-type="float" office:value="3.7517220602893" calcext:value-type="float">
            <text:p>3.7517220603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98796635631917" calcext:value-type="float">
            <text:p>-3.9879663563</text:p>
          </table:table-cell>
          <table:table-cell table:formula="of:=LOG([.G30];10)" office:value-type="float" office:value="-6.26835717294685" calcext:value-type="float">
            <text:p>-6.2683571729</text:p>
          </table:table-cell>
          <table:table-cell table:formula="of:=LOG([.H30];10)" office:value-type="float" office:value="-6.36844655503879" calcext:value-type="float">
            <text:p>-6.3684465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29405365" calcext:value-type="float">
            <text:p>1.29405365E-005</text:p>
          </table:table-cell>
          <table:table-cell office:value-type="float" office:value="0.0000000751121" calcext:value-type="float">
            <text:p>7.51121E-008</text:p>
          </table:table-cell>
          <table:table-cell office:value-type="float" office:value="0.0000004152144" calcext:value-type="float">
            <text:p>4.152144E-007</text:p>
          </table:table-cell>
          <table:table-cell office:value-type="float" office:value="3.7517225140353" calcext:value-type="float">
            <text:p>3.751722514</text:p>
          </table:table-cell>
          <table:table-cell office:value-type="float" office:value="3.7517229292497" calcext:value-type="float">
            <text:p>3.7517229292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88804771793629" calcext:value-type="float">
            <text:p>-4.8880477179</text:p>
          </table:table-cell>
          <table:table-cell table:formula="of:=LOG([.G31];10)" office:value-type="float" office:value="-7.12429009575295" calcext:value-type="float">
            <text:p>-7.1242900958</text:p>
          </table:table-cell>
          <table:table-cell table:formula="of:=LOG([.H31];10)" office:value-type="float" office:value="-6.38172759318442" calcext:value-type="float">
            <text:p>-6.3817275932</text:p>
          </table:table-cell>
          <table:table-cell table:formula="of:=([.L31]-[.L30])/([.K31]-[.K30])" office:value-type="float" office:value="6.50805351994392" calcext:value-type="float">
            <text:p>6.51</text:p>
          </table:table-cell>
          <table:table-cell table:formula="of:=([.M31]-[.M30])/([.K31]-[.K30])" office:value-type="float" office:value="6.18883748586471" calcext:value-type="float">
            <text:p>6.19</text:p>
          </table:table-cell>
          <table:table-cell table:formula="of:=([.N31]-[.N30])/([.K31]-[.K30])" office:value-type="float" office:value="0.096028771106718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0599444" calcext:value-type="float">
            <text:p>1.0599444E-006</text:p>
          </table:table-cell>
          <table:table-cell office:value-type="float" office:value="0.0000000072275" calcext:value-type="float">
            <text:p>7.2275E-009</text:p>
          </table:table-cell>
          <table:table-cell office:value-type="float" office:value="0.0000000434121" calcext:value-type="float">
            <text:p>4.34121E-008</text:p>
          </table:table-cell>
          <table:table-cell office:value-type="float" office:value="3.7517225147149" calcext:value-type="float">
            <text:p>3.7517225147</text:p>
          </table:table-cell>
          <table:table-cell office:value-type="float" office:value="3.751722558127" calcext:value-type="float">
            <text:p>3.7517225581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9747169153074" calcext:value-type="float">
            <text:p>-5.9747169153</text:p>
          </table:table-cell>
          <table:table-cell table:formula="of:=LOG([.G32];10)" office:value-type="float" office:value="-8.1410118996573" calcext:value-type="float">
            <text:p>-8.1410118997</text:p>
          </table:table-cell>
          <table:table-cell table:formula="of:=LOG([.H32];10)" office:value-type="float" office:value="-7.36238920526121" calcext:value-type="float">
            <text:p>-7.3623892053</text:p>
          </table:table-cell>
          <table:table-cell table:formula="of:=([.L32]-[.L31])/([.K32]-[.K31])" office:value-type="float" office:value="6.67785438640774" calcext:value-type="float">
            <text:p>6.68</text:p>
          </table:table-cell>
          <table:table-cell table:formula="of:=([.M32]-[.M31])/([.K32]-[.K31])" office:value-type="float" office:value="6.24801013444057" calcext:value-type="float">
            <text:p>6.25</text:p>
          </table:table-cell>
          <table:table-cell table:formula="of:=([.N32]-[.N31])/([.K32]-[.K31])" office:value-type="float" office:value="6.02641122397824" calcext:value-type="float">
            <text:p>6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1708063" calcext:value-type="float">
            <text:p>1.708063E-007</text:p>
          </table:table-cell>
          <table:table-cell office:value-type="float" office:value="0.0000000013095" calcext:value-type="float">
            <text:p>1.3095E-009</text:p>
          </table:table-cell>
          <table:table-cell office:value-type="float" office:value="0.0000000075395" calcext:value-type="float">
            <text:p>7.5395E-009</text:p>
          </table:table-cell>
          <table:table-cell office:value-type="float" office:value="3.7517225147227" calcext:value-type="float">
            <text:p>3.7517225147</text:p>
          </table:table-cell>
          <table:table-cell office:value-type="float" office:value="3.7517225222623" calcext:value-type="float">
            <text:p>3.7517225223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6.76749611488368" calcext:value-type="float">
            <text:p>-6.7674961149</text:p>
          </table:table-cell>
          <table:table-cell table:formula="of:=LOG([.G33];10)" office:value-type="float" office:value="-8.88289449723875" calcext:value-type="float">
            <text:p>-8.8828944972</text:p>
          </table:table-cell>
          <table:table-cell table:formula="of:=LOG([.H33];10)" office:value-type="float" office:value="-8.12265745445398" calcext:value-type="float">
            <text:p>-8.1226574545</text:p>
          </table:table-cell>
          <table:table-cell table:formula="of:=([.L33]-[.L32])/([.K33]-[.K32])" office:value-type="float" office:value="6.7128180987242" calcext:value-type="float">
            <text:p>6.71</text:p>
          </table:table-cell>
          <table:table-cell table:formula="of:=([.M33]-[.M32])/([.K33]-[.K32])" office:value-type="float" office:value="6.28185367481257" calcext:value-type="float">
            <text:p>6.28</text:p>
          </table:table-cell>
          <table:table-cell table:formula="of:=([.N33]-[.N32])/([.K33]-[.K32])" office:value-type="float" office:value="6.43753325742434" calcext:value-type="float">
            <text:p>6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100153" calcext:value-type="float">
            <text:p>0.00000001</text:p>
          </table:table-cell>
          <table:table-cell office:value-type="float" office:value="0.000000000078" calcext:value-type="float">
            <text:p>7.8E-011</text:p>
          </table:table-cell>
          <table:table-cell office:value-type="float" office:value="0.0000000004301" calcext:value-type="float">
            <text:p>4.301E-010</text:p>
          </table:table-cell>
          <table:table-cell office:value-type="float" office:value="3.7517225147232" calcext:value-type="float">
            <text:p>3.7517225147</text:p>
          </table:table-cell>
          <table:table-cell office:value-type="float" office:value="3.7517225151533" calcext:value-type="float">
            <text:p>3.7517225152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7.99933603724477" calcext:value-type="float">
            <text:p>-7.9993360372</text:p>
          </table:table-cell>
          <table:table-cell table:formula="of:=LOG([.G34];10)" office:value-type="float" office:value="-10.1079053973095" calcext:value-type="float">
            <text:p>-10.1079053973</text:p>
          </table:table-cell>
          <table:table-cell table:formula="of:=LOG([.H34];10)" office:value-type="float" office:value="-9.36643055744591" calcext:value-type="float">
            <text:p>-9.3664305574</text:p>
          </table:table-cell>
          <table:table-cell table:formula="of:=([.L34]-[.L33])/([.K34]-[.K33])" office:value-type="float" office:value="6.73391635671809" calcext:value-type="float">
            <text:p>6.73</text:p>
          </table:table-cell>
          <table:table-cell table:formula="of:=([.M34]-[.M33])/([.K34]-[.K33])" office:value-type="float" office:value="6.69658515477666" calcext:value-type="float">
            <text:p>6.70</text:p>
          </table:table-cell>
          <table:table-cell table:formula="of:=([.N34]-[.N33])/([.K34]-[.K33])" office:value-type="float" office:value="6.79914970301495" calcext:value-type="float">
            <text:p>6.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13573" calcext:value-type="float">
            <text:p>1.3573E-009</text:p>
          </table:table-cell>
          <table:table-cell office:value-type="float" office:value="0.0000000000095" calcext:value-type="float">
            <text:p>9.5E-012</text:p>
          </table:table-cell>
          <table:table-cell office:value-type="float" office:value="0.0000000000552" calcext:value-type="float">
            <text:p>5.52E-011</text:p>
          </table:table-cell>
          <table:table-cell office:value-type="float" office:value="3.7517225147232" calcext:value-type="float">
            <text:p>3.7517225147</text:p>
          </table:table-cell>
          <table:table-cell office:value-type="float" office:value="3.7517225147785" calcext:value-type="float">
            <text:p>3.7517225148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8.86732415090704" calcext:value-type="float">
            <text:p>-8.8673241509</text:p>
          </table:table-cell>
          <table:table-cell table:formula="of:=LOG([.G35];10)" office:value-type="float" office:value="-11.0222763947112" calcext:value-type="float">
            <text:p>-11.0222763947</text:p>
          </table:table-cell>
          <table:table-cell table:formula="of:=LOG([.H35];10)" office:value-type="float" office:value="-10.2580609222708" calcext:value-type="float">
            <text:p>-10.2580609223</text:p>
          </table:table-cell>
          <table:table-cell table:formula="of:=([.L35]-[.L34])/([.K35]-[.K34])" office:value-type="float" office:value="6.76432679206499" calcext:value-type="float">
            <text:p>6.76</text:p>
          </table:table-cell>
          <table:table-cell table:formula="of:=([.M35]-[.M34])/([.K35]-[.K34])" office:value-type="float" office:value="7.12579370414935" calcext:value-type="float">
            <text:p>7.13</text:p>
          </table:table-cell>
          <table:table-cell table:formula="of:=([.N35]-[.N34])/([.K35]-[.K34])" office:value-type="float" office:value="6.94857345448682" calcext:value-type="float">
            <text:p>6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6T01:38:02.185933125</dc:date>
    <meta:editing-duration>PT1M30S</meta:editing-duration>
    <meta:editing-cycles>2</meta:editing-cycles>
    <meta:document-statistic meta:table-count="1" meta:cell-count="511" meta:object-count="0"/>
  </office:meta>
</office:document-meta>
</file>